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ccaa" officeooo:paragraph-rsid="001accaa"/>
    </style:style>
    <style:style style:name="P2" style:family="paragraph" style:parent-style-name="Standard">
      <style:text-properties officeooo:paragraph-rsid="001ac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Ssl</text:p>
      <text:p text:style-name="P1"/>
      <text:p text:style-name="P1">https://www.openssl.org/docs/manmaster/man1/dgst.html</text:p>
      <text:p text:style-name="P1"/>
      <text:p text:style-name="P1">Cria hash </text:p>
      <text:p text:style-name="P2">openssl dgst -c md4gleuter.txt</text:p>
      <text:p text:style-name="P2"/>
      <text:p text:style-name="P2"/>
      <text:p text:style-name="P1">Aponta para outro arquivo.</text:p>
      <text:p text:style-name="P1"/>
      <text:p text:style-name="P1"><text:s/>openssl dgst -sha512 gleuter.txt &gt; 512gleuter.txt </text:p>
      <text:p text:style-name="P2"><text:s/>openssl dgst -md4 gleuter.txt &gt; md4gleuter.txt </text:p>
      <text:p text:style-name="P2"><text:s text:c="2"/>openssl dgst -md5 gleuter.txt &gt; md5gleuter.txt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9:36:32.979303081</meta:creation-date>
    <dc:date>2019-04-05T20:22:52.175849247</dc:date>
    <meta:editing-duration>PT46M21S</meta:editing-duration>
    <meta:editing-cycles>1</meta:editing-cycles>
    <meta:document-statistic meta:table-count="0" meta:image-count="0" meta:object-count="0" meta:page-count="1" meta:paragraph-count="8" meta:word-count="31" meta:character-count="274" meta:non-whitespace-character-count="244"/>
    <meta:generator>LibreOffice/6.0.7.3$Linux_X86_64 LibreOffice_project/00m0$Build-3</meta:generator>
  </office:meta>
</office:document-meta>
</file>